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tidade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Datatype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unique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zip_code_prefix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cit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stat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category_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name_lengh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description_lengh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photos_qty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weight_g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length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height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width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purchase_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approved_at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delivered_carrier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delivered_customer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estimated_delivery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sequential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installment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valu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order_item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sell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shipping_limit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freight_value</text:p>
          </table:table-cell>
          <table:table-cell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22:36:36.58587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7:33:47.782975700</meta:creation-date>
    <dc:date>2026-01-22T22:46:44.770684700</dc:date>
    <meta:editing-duration>PT12H20M30S</meta:editing-duration>
    <meta:editing-cycles>2</meta:editing-cycles>
    <meta:generator>LibreOffice/25.8.4.2$Windows_X86_64 LibreOffice_project/290daaa01b999472f0c7a3890eb6a550fd74c6df</meta:generator>
    <meta:document-statistic meta:table-count="1" meta:cell-count="105" meta:object-count="0"/>
  </office:meta>
</office:document-meta>
</file>